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7</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bookcatalog20171113125732.azurewebsites.net/" text:style-name="Internet_20_link" text:visited-style-name="Visited_20_Internet_20_Link">http://bookcatalog20171113125732.azurewebsites.net/</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text:a xlink:type="simple" xlink:href="https://github.com/insidmal/CS295N/tree/master/Lab 7" text:style-name="Internet_20_link" text:visited-style-name="Visited_20_Internet_20_Link">https://github.com/insidmal/CS295N/tree/master/Lab 7</text:a></text:p>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 ??</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Hard to say without looking at code but I would assume it does from past experience</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Nicely done<text:bookmark text:name="_GoBack"/></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7994293702429086208"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8039321090763553557"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4</meta:editing-cycles>
    <meta:creation-date>2017-03-16T17:31:00</meta:creation-date>
    <dc:date>2017-11-15T11:05:15.95</dc:date>
    <meta:editing-duration>PT36S</meta:editing-duration>
    <meta:generator>OpenOffice/4.1.2$Win32 OpenOffice.org_project/412m3$Build-9782</meta:generator>
    <meta:document-statistic meta:table-count="2" meta:image-count="0" meta:object-count="0" meta:page-count="2" meta:paragraph-count="56" meta:word-count="377" meta:character-count="2256"/>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